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5E0000005E71533790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2.44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layer="layout" svg:width="25.199cm" svg:height="12.446cm" svg:x="1.471cm" svg:y="4.572cm" presentation:class="title" presentation:user-transformed="true">
          <draw:text-box>
            <text:p>Application Dependency Analysis Plugin<text:line-break/><text:line-break/><text:span text:style-name="T1">David Illescas</text:span><text:span text:style-name="T1"><text:line-break/></text:span><text:span text:style-name="T1">EECE 496</text:span><text:span text:style-name="T1"><text:line-break/></text:span><text:span text:style-name="T1">Summer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>The job is to extend the functionality of the Eclipse SD framework through a plugin.</text:p>
                <text:p>The plugin is based on three existing stand-alone applications:</text:p>
                <text:list>
                  <text:list-item>
                    <text:list>
                      <text:list-item>
                        <text:p>Profiler which publishes data on method execution time and data communication between functions</text:p>
                      </text:list-item>
                      <text:list-item>
                        <text:p>GUI for managing the collected profiles and generating XML files describing those profiles</text:p>
                      </text:list-item>
                      <text:list-item>
                        <text:p>GUI for visualizing and analyzing the data contained in the profile XML files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user-transformed="true">
            <draw:text-box>
              <text:p text:style-name="P1">Say a little something about the eclipse framework after the first sentence.</text:p>
              <text:p text:style-name="P1"/>
            </draw:text-box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The standalone applications provide functionality that should be available to a systems architect as she is developing and evaluating a software application.</text:p>
                <text:list>
                  <text:list-item>
                    <text:list>
                      <text:list-item>
                        <text:p>User has a focus on systems issues, such as execution cost, execution time, and deployment strategy</text:p>
                      </text:list-item>
                      <text:list-item>
                        <text:p>User has a workflow consisting of implementation, profile data collection, visualization, analysis, and further implementation</text:p>
                      </text:list-item>
                      <text:list-item>
                        <text:p>User is most interested in the analysis tools, which provide services not currently available to Eclipse users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Project Objectiv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Port the existing applications into Eclipse and integrate them.</text:p>
                <text:list>
                  <text:list-item>
                    <text:list>
                      <text:list-item>
                        <text:p>Document the software development process by tracking architectural designs, GUI designs, and requirements specifications</text:p>
                      </text:list-item>
                      <text:list-item>
                        <text:p>Document and implement a testing strategy</text:p>
                      </text:list-item>
                      <text:list-item>
                        <text:p>Design the graphical user interface</text:p>
                      </text:list-item>
                      <text:list-item>
                        <text:p>Provide a robust and maintainable implementation which follows best practices</text:p>
                      </text:list-item>
                      <text:list-item>
                        <text:p>Study the Eclipse Framework and gain knowledge of cloud computing</text:p>
                      </text:list-item>
                      <text:list-item>
                        <text:p>Meet the needs of the client (my supervisor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Model Analysi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(visualize, partitition based on cost models and algorithms, test framewor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User Interface Decisions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Implementation Decis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tandard MVC architecture built around the Eclipse Command framework ( almost, still need to get rid of many Action uses 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Progress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Remaining Tasks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ky" xlink:href="Pictures/100000000000005E0000005E7153379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5T15:36:18.56</meta:creation-date>
    <dc:date>2012-06-15T16:21:28.03</dc:date>
    <meta:editing-duration>PT34M53S</meta:editing-duration>
    <meta:editing-cycles>2</meta:editing-cycles>
    <meta:generator>LibreOffice/3.5$Windows_x86 LibreOffice_project/235ab8a-3802056-4a8fed3-2d66ea8-e241b80</meta:generator>
    <meta:document-statistic meta:object-count="56"/>
  </office:meta>
</office:document-meta>
</file>